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0d7d" officeooo:paragraph-rsid="00130d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udents_app:</text:p>
      <text:p text:style-name="P1"/>
      <text:p text:style-name="P1">student class:</text:p>
      <text:p text:style-name="P1"><text:tab/>first_name</text:p>
      <text:p text:style-name="P1"><text:tab/>last_name</text:p>
      <text:p text:style-name="P1"><text:tab/>date_of_birth</text:p>
      <text:p text:style-name="P1"><text:tab/>phone_number</text:p>
      <text:p text:style-name="P1"><text:tab/>email</text:p>
      <text:p text:style-name="P1"><text:tab/>sex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6T10:42:30.524370520</meta:creation-date>
    <dc:date>2022-07-06T10:46:25.949625595</dc:date>
    <meta:editing-duration>PT3M58S</meta:editing-duration>
    <meta:editing-cycles>1</meta:editing-cycles>
    <meta:document-statistic meta:table-count="0" meta:image-count="0" meta:object-count="0" meta:page-count="1" meta:paragraph-count="8" meta:word-count="9" meta:character-count="85" meta:non-whitespace-character-count="78"/>
    <meta:generator>LibreOffice/6.4.7.2$Linux_X86_64 LibreOffice_project/40$Build-2</meta:generator>
  </office:meta>
</office:document-meta>
</file>